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E0000001685273CDDCC43AE0D6.bmp" manifest:media-type=""/>
  <manifest:file-entry manifest:full-path="Pictures/10000000000001E00000016874EE124C2EBA6371.bmp" manifest:media-type=""/>
  <manifest:file-entry manifest:full-path="Pictures/100002000000010000000110A100EF1A8551DF33.gif" manifest:media-type="image/gif"/>
  <manifest:file-entry manifest:full-path="Pictures/100002000000020E000003E7F8D2011D.gif" manifest:media-type="image/gif"/>
  <manifest:file-entry manifest:full-path="Pictures/10000201000003E000000073AAFB5E8544EB8A65.png" manifest:media-type="image/png"/>
  <manifest:file-entry manifest:full-path="Pictures/10000201000003CF000000685E2C405C29407F35.png" manifest:media-type="image/png"/>
  <manifest:file-entry manifest:full-path="Pictures/10000201000003CF00000108A523A0C76F83A53C.png" manifest:media-type="image/png"/>
  <manifest:file-entry manifest:full-path="Pictures/10000201000003E0000001A124A82607980BC2CB.png" manifest:media-type="image/png"/>
  <manifest:file-entry manifest:full-path="Pictures/100002010000012C000000696A7465C6.png" manifest:media-type="image/png"/>
  <manifest:file-entry manifest:full-path="Pictures/10000201000003E0000000F50A9006F33E9A0116.png" manifest:media-type="image/png"/>
  <manifest:file-entry manifest:full-path="Pictures/10000201000003CF00000069957FA12BE19D2FBE.png" manifest:media-type="image/png"/>
  <manifest:file-entry manifest:full-path="Pictures/10000201000003E0000000F51951CDC09EBF419C.png" manifest:media-type="image/png"/>
  <manifest:file-entry manifest:full-path="Pictures/10000201000003CF00000107AF509835D2A2DA3F.png" manifest:media-type="image/png"/>
  <manifest:file-entry manifest:full-path="Pictures/10000201000003E000000182B7BA0733EAA89737.png" manifest:media-type="image/png"/>
  <manifest:file-entry manifest:full-path="Pictures/10000201000003E0000001A1F9FB3E545136C337.png" manifest:media-type="image/png"/>
  <manifest:file-entry manifest:full-path="Pictures/10000000000000820000007D67B6F548.bmp" manifest:media-type=""/>
  <manifest:file-entry manifest:full-path="Pictures/10000201000003E000000181F11952955F12F554.png" manifest:media-type="image/png"/>
  <manifest:file-entry manifest:full-path="Pictures/10000000000001E0000001681864AA307F7F3B63.bmp" manifest:media-type=""/>
  <manifest:file-entry manifest:full-path="Pictures/1000020100000181000000D73314FB59DE48BF46.png" manifest:media-type="image/png"/>
  <manifest:file-entry manifest:full-path="Pictures/10000000000001E0000001688807DD060A3F76D8.gif" manifest:media-type="image/gif"/>
  <manifest:file-entry manifest:full-path="Pictures/10000201000003E0000000CA293510A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Migu 1C2" svg:font-family="'Migu 1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454cm" fo:min-width="4.872cm" fo:padding-top="0.175cm" fo:padding-bottom="0.175cm" fo:padding-left="0.3cm" fo:padding-right="0.3cm" fo:wrap-option="wrap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3.91cm" fo:min-width="3.846cm" fo:padding-top="0.175cm" fo:padding-bottom="0.175cm" fo:padding-left="0.3cm" fo:padding-right="0.3cm" fo:wrap-option="wrap"/>
    </style:style>
    <style:style style:name="pr1" style:family="presentation" style:parent-style-name="Answer-title">
      <style:graphic-properties draw:auto-grow-height="true" fo:min-height="3.166cm"/>
    </style:style>
    <style:style style:name="pr2" style:family="presentation" style:parent-style-name="Answer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/>
    </style:style>
    <style:style style:name="P5" style:family="paragraph">
      <loext:graphic-properties draw:fill-color="#ffffff"/>
      <style:text-properties style:font-size-asian="20pt"/>
    </style:style>
    <style:style style:name="P6" style:family="paragraph">
      <loext:graphic-properties draw:fill="solid" draw:fill-color="#ffffff"/>
      <style:paragraph-properties fo:text-align="start"/>
      <style:text-properties style:font-size-asian="18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Answer" presentation:presentation-page-layout-name="AL1T19">
        <office:forms form:automatic-focus="false" form:apply-design-mode="false"/>
        <draw:frame presentation:style-name="pr1" draw:text-style-name="P1" draw:layer="layout" svg:width="17.099cm" svg:height="3.166cm" svg:x="1.136cm" svg:y="1.897cm" presentation:class="title" presentation:user-transformed="true">
          <draw:text-box>
            <text:p><text:span text:style-name="T1">迷路ゲーム</text:span><text:span text:style-name="T1"><text:line-break/></text:span><text:span text:style-name="T1">〜主人公のブロック〜</text:span></text:p>
          </draw:text-box>
        </draw:frame>
        <draw:frame draw:style-name="gr1" draw:text-style-name="P2" draw:layer="layout" svg:width="11.822cm" svg:height="22.454cm" svg:x="4.589cm" svg:y="5.346cm">
          <draw:image xlink:href="Pictures/100002000000020E000003E7F8D2011D.gif" xlink:type="simple" xlink:show="embed" xlink:actuate="onLoad">
            <text:p/>
          </draw:image>
        </draw:frame>
        <draw:custom-shape draw:style-name="gr2" draw:text-style-name="P4" draw:layer="layout" svg:width="5.8cm" svg:height="4cm" svg:x="13.6cm" svg:y="9.8cm">
          <text:p text:style-name="P3">これはゴールに当たったときにやることをきめるブロック</text:p>
          <draw:enhanced-geometry svg:viewBox="0 0 21600 21600" draw:text-areas="800 800 20800 20800" draw:type="round-rectangular-callout" draw:modifiers="11516.7729701776 -7601.299675081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5.8cm" svg:height="4cm" svg:x="12.4cm" svg:y="15.8cm">
          <text:p text:style-name="P3">これは矢印キーで主人公を動かすブロック</text:p>
          <draw:enhanced-geometry svg:viewBox="0 0 21600 21600" draw:text-areas="800 800 20800 20800" draw:type="round-rectangular-callout" draw:modifiers="-2539.42423720048 -12492.47688077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4" draw:layer="layout" svg:width="5.8cm" svg:height="4cm" svg:x="12.4cm" svg:y="21.2cm">
          <text:p text:style-name="P3">黒色のかべに当たったときに通りぬけないようにするブロック</text:p>
          <draw:enhanced-geometry svg:viewBox="0 0 21600 21600" draw:text-areas="800 800 20800 20800" draw:type="round-rectangular-callout" draw:modifiers="-10909.8431304947 21621.59460134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2.4cm" svg:height="2.307cm" svg:x="17cm" svg:y="24.293cm">
          <draw:image xlink:href="Pictures/10000000000000820000007D67B6F548.bmp" xlink:type="simple" xlink:show="embed" xlink:actuate="onLoad">
            <text:p/>
          </draw:image>
        </draw:frame>
        <draw:frame draw:style-name="gr3" draw:text-style-name="P2" draw:layer="layout" svg:width="4.2cm" svg:height="1.469cm" svg:x="15.4cm" svg:y="26.931cm">
          <draw:image xlink:href="Pictures/100002010000012C000000696A7465C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swer" presentation:presentation-page-layout-name="AL1T19">
        <office:forms form:automatic-focus="false" form:apply-design-mode="false"/>
        <draw:frame draw:style-name="gr1" draw:text-style-name="P2" draw:layer="layout" svg:width="6.977cm" svg:height="7.413cm" svg:x="7cm" svg:y="5.8cm">
          <draw:image xlink:href="Pictures/100002000000010000000110A100EF1A8551DF33.gif" xlink:type="simple" xlink:show="embed" xlink:actuate="onLoad">
            <text:p/>
          </draw:image>
        </draw:frame>
        <draw:frame presentation:style-name="pr1" draw:text-style-name="P1" draw:layer="layout" svg:width="17.099cm" svg:height="3.166cm" svg:x="1.136cm" svg:y="1.897cm" presentation:class="title" presentation:user-transformed="true">
          <draw:text-box>
            <text:p><text:span text:style-name="T1">迷路ゲーム</text:span><text:span text:style-name="T1"><text:line-break/></text:span><text:span text:style-name="T1">〜ステージのブロック〜</text:span></text:p>
          </draw:text-box>
        </draw:frame>
        <draw:custom-shape draw:style-name="gr5" draw:text-style-name="P6" draw:layer="layout" svg:width="4.8cm" svg:height="4.6cm" svg:x="1.4cm" svg:y="5.8cm">
          <text:p text:style-name="P3"><text:span text:style-name="T2">このブロックではじめの背景の絵をきめる</text:span></text:p>
          <draw:enhanced-geometry svg:viewBox="0 0 21600 21600" draw:text-areas="800 800 20800 20800" draw:type="round-rectangular-callout" draw:modifiers="24042.9910435326 7948.01130189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5.8cm" svg:height="4cm" svg:x="13.8cm" svg:y="5.2cm">
          <text:p text:style-name="P3"><text:span text:style-name="T2">最後の背景の絵になったらゲームを止めるブロック</text:span></text:p>
          <draw:enhanced-geometry svg:viewBox="0 0 21600 21600" draw:text-areas="800 800 20800 20800" draw:type="round-rectangular-callout" draw:modifiers="-3626.68505430098 20466.2834291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6" draw:layer="layout" svg:width="5.8cm" svg:height="4cm" svg:x="13.6cm" svg:y="12.8cm">
          <text:p text:style-name="P3"><text:span text:style-name="T2">次の背景の絵に変えるブロック</text:span></text:p>
          <draw:enhanced-geometry svg:viewBox="0 0 21600 21600" draw:text-areas="800 800 20800 20800" draw:type="round-rectangular-callout" draw:modifiers="-3704.87846922944 140.3649087728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5.419cm" svg:height="4.064cm" svg:x="10.2cm" svg:y="18.2cm">
          <draw:image xlink:href="Pictures/10000000000001E0000001681864AA307F7F3B63.bmp" xlink:type="simple" xlink:show="embed" xlink:actuate="onLoad">
            <text:p/>
          </draw:image>
        </draw:frame>
        <draw:frame draw:style-name="gr1" draw:text-style-name="P2" draw:layer="layout" svg:width="5.456cm" svg:height="4.091cm" svg:x="2.744cm" svg:y="18.2cm">
          <draw:image xlink:href="Pictures/10000000000001E00000016874EE124C2EBA6371.bmp" xlink:type="simple" xlink:show="embed" xlink:actuate="onLoad">
            <text:p/>
          </draw:image>
        </draw:frame>
        <draw:frame draw:style-name="gr1" draw:text-style-name="P2" draw:layer="layout" svg:width="5.542cm" svg:height="4.156cm" svg:x="6.258cm" svg:y="23.2cm">
          <draw:image xlink:href="Pictures/10000000000001E0000001685273CDDCC43AE0D6.bmp" xlink:type="simple" xlink:show="embed" xlink:actuate="onLoad">
            <text:p/>
          </draw:image>
        </draw:frame>
        <draw:frame draw:style-name="gr1" draw:text-style-name="P2" draw:layer="layout" svg:width="5.466cm" svg:height="4.1cm" svg:x="13.2cm" svg:y="23.5cm">
          <draw:image xlink:href="Pictures/10000000000001E0000001688807DD060A3F76D8.gif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gu 1C1" svg:font-family="'Migu 1C'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Migu 1C2" svg:font-family="'Migu 1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2" style:font-size-asian="24pt" style:language-asian="ja" style:country-asian="JP" style:font-name-complex="Migu 1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1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18pt" style:font-style-asian="normal" style:font-weight-asian="normal" style:font-name-complex="Migu 1C2" style:font-family-complex="'Migu 1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1" fo:font-family="'Migu 1C'" style:font-pitch="variable" fo:font-size="42.2000007629395pt" fo:font-style="normal" fo:text-shadow="none" style:text-underline-style="none" fo:font-weight="normal" style:letter-kerning="true" style:font-name-asian="Migu 1C1" style:font-family-asian="'Migu 1C'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pitch="variable" fo:font-size="36pt" fo:font-style="normal" fo:text-shadow="none" style:text-underline-style="none" fo:font-weight="normal" style:letter-kerning="true" style:font-name-asian="Migu 1C1" style:font-family-asian="'Migu 1C'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top-outline3" style:family="presentation" style:parent-style-name="top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top-outline4" style:family="presentation" style:parent-style-name="top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top-outline5" style:family="presentation" style:parent-style-name="top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6" style:family="presentation" style:parent-style-name="top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7" style:family="presentation" style:parent-style-name="top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8" style:family="presentation" style:parent-style-name="top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outline9" style:family="presentation" style:parent-style-name="top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58.0999984741211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44pt" style:font-style-asian="normal" style:font-weight-asian="normal" style:font-name-complex="Migu 1C2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0pt" style:font-style-asian="normal" style:font-weight-asian="normal" style:font-name-complex="Migu 1C2" style:font-family-complex="'Migu 1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2.2000007629395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left="0cm" fo:margin-right="0cm" fo:margin-top="0cm" fo:margin-bottom="0.527cm" fo:text-indent="0cm"/>
      <style:text-properties fo:font-size="37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8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6pt" style:font-style-asian="normal" style:font-weight-asian="normal" style:font-name-complex="Migu 1C2" style:font-family-complex="'Migu 1C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swer-title">
      <style:graphic-properties draw:auto-grow-height="false" fo:min-height="3.507cm"/>
    </style:style>
    <style:style style:name="Mpr2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1-title">
      <style:graphic-properties draw:auto-grow-height="false" fo:min-height="3.507cm"/>
    </style:style>
    <style:style style:name="Mpr8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9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Question01_20_h2-title">
      <style:graphic-properties draw:auto-grow-height="false" fo:min-height="3.507cm"/>
    </style:style>
    <style:style style:name="Mpr12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14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Question02_20_h1-title">
      <style:graphic-properties draw:auto-grow-height="false" fo:min-height="3.507cm"/>
    </style:style>
    <style:style style:name="Mpr16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標準_20_1-title">
      <style:graphic-properties draw:auto-grow-height="false" fo:min-height="3.507cm"/>
    </style:style>
    <style:style style:name="Mpr21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Question03_20_h1-title">
      <style:graphic-properties draw:auto-grow-height="false" fo:min-height="3.507cm"/>
    </style:style>
    <style:style style:name="Mpr24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5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6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8" style:family="presentation" style:parent-style-name="標準-title">
      <style:graphic-properties draw:auto-grow-height="false" fo:min-height="3.507cm"/>
    </style:style>
    <style:style style:name="Mpr29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2-title">
      <style:graphic-properties draw:auto-grow-height="false" fo:min-height="3.507cm"/>
    </style:style>
    <style:style style:name="Mpr33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34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36" style:family="presentation" style:parent-style-name="標準_20_3-title">
      <style:graphic-properties draw:auto-grow-height="false" fo:min-height="3.507cm"/>
    </style:style>
    <style:style style:name="Mpr37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38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40" style:family="presentation" style:parent-style-name="標準_20_4-title">
      <style:graphic-properties draw:auto-grow-height="false" fo:min-height="3.507cm"/>
    </style:style>
    <style:style style:name="Mpr41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42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標準_20_5-title">
      <style:graphic-properties draw:auto-grow-height="false" fo:min-height="3.507cm"/>
    </style:style>
    <style:style style:name="Mpr44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45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46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標準_20_6-title">
      <style:graphic-properties draw:auto-grow-height="false" fo:min-height="3.507cm"/>
    </style:style>
    <style:style style:name="Mpr48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49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50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36pt" style:font-size-complex="36pt"/>
    </style:style>
    <style:style style:name="MT3" style:family="text">
      <style:text-properties fo:font-size="44pt" style:font-size-asian="44pt" style:font-size-complex="44pt"/>
    </style:style>
    <style:style style:name="MT4" style:family="text">
      <style:text-properties fo:font-size="48pt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Answer" style:page-layout-name="PM1" draw:style-name="Mdp1">
      <draw:frame draw:style-name="Mgr3" draw:text-style-name="MP5" draw:layer="backgroundobjects" svg:width="18.999cm" svg:height="3.826cm" svg:x="1.019cm" svg:y="0.974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17.099cm" svg:height="3.166cm" svg:x="1.136cm" svg:y="1.997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16.719cm" svg:height="12.636cm" svg:x="1.95cm" svg:y="9.204cm" presentation:class="outline">
        <draw:text-box>
          <text:list text:style-name="ML3">
            <text:list-item>
              <text:p><text:span text:style-name="MT3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17.099cm" svg:height="4.624cm" svg:x="2.085cm" svg:y="10.497cm" presentation:class="title" presentation:placeholder="true">
        <draw:text-box/>
      </draw:frame>
      <draw:frame presentation:style-name="top-outline1" draw:layer="backgroundobjects" svg:width="16.719cm" svg:height="16.066cm" svg:x="2.085cm" svg:y="7.095cm" presentation:class="outline" presentation:placeholder="true">
        <draw:text-box/>
      </draw:frame>
      <draw:frame draw:style-name="Mgr3" draw:text-style-name="MP5" draw:layer="backgroundobjects" svg:width="7.392cm" svg:height="3.987cm" svg:x="11.821cm" svg:y="24.7cm">
        <draw:image xlink:href="Pictures/1000020100000181000000D73314FB59DE48BF46.png" xlink:type="simple" xlink:show="embed" xlink:actuate="onLoad">
          <text:p/>
        </draw:image>
      </draw:frame>
      <presentation:notes style:page-layout-name="PM0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estion01_20_h1" style:display-name="Question01 h1" style:page-layout-name="PM1" draw:style-name="Mdp1">
      <draw:frame draw:style-name="Mgr3" draw:text-style-name="MP5" draw:layer="backgroundobjects" svg:width="18.999cm" svg:height="8.568cm" svg:x="1.021cm" svg:y="5.4cm">
        <draw:image xlink:href="Pictures/10000201000003E000000182B7BA0733EAA89737.png" xlink:type="simple" xlink:show="embed" xlink:actuate="onLoad">
          <text:p/>
        </draw:image>
      </draw:frame>
      <draw:frame presentation:style-name="Mpr7" draw:layer="backgroundobjects" svg:width="15.336cm" svg:height="6.471cm" svg:x="1.678cm" svg:y="10.01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1_20_h1-outline1" draw:layer="backgroundobjects" svg:width="16.719cm" svg:height="16.066cm" svg:x="1.95cm" svg:y="7.481cm" presentation:class="outline" presentation:placeholder="true">
        <draw:text-box/>
      </draw:frame>
      <draw:frame presentation:style-name="Mpr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Question01_20_h1-title" draw:layer="backgroundobjects" svg:width="0.001cm" svg:height="0.001cm" svg:x="0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18.999cm" svg:height="5.762cm" svg:x="1.023cm" svg:y="0.8cm">
        <draw:image xlink:href="Pictures/10000201000003E0000000F51951CDC09EBF419C.png" xlink:type="simple" xlink:show="embed" xlink:actuate="onLoad">
          <text:p/>
        </draw:image>
      </draw:frame>
      <draw:frame presentation:style-name="Mpr11" draw:layer="backgroundobjects" svg:width="16.557cm" svg:height="3.091cm" svg:x="1.067cm" svg:y="4.826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1_20_h2-outline1" draw:layer="backgroundobjects" svg:width="16.719cm" svg:height="16.066cm" svg:x="1.95cm" svg:y="7.47cm" presentation:class="outline" presentation:placeholder="true">
        <draw:text-box/>
      </draw:frame>
      <draw:frame presentation:style-name="Mpr12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18.999cm" svg:height="8.65cm" svg:x="1.136cm" svg:y="5.181cm">
        <draw:image xlink:href="Pictures/10000201000003E000000181F11952955F12F554.png" xlink:type="simple" xlink:show="embed" xlink:actuate="onLoad">
          <text:p/>
        </draw:image>
      </draw:frame>
      <draw:frame presentation:style-name="Mpr15" draw:layer="backgroundobjects" svg:width="15.335cm" svg:height="6.859cm" svg:x="4.528cm" svg:y="9.55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2_20_h1-outline1" draw:layer="backgroundobjects" svg:width="16.719cm" svg:height="16.066cm" svg:x="1.95cm" svg:y="7.481cm" presentation:class="outline" presentation:placeholder="true">
        <draw:text-box/>
      </draw:frame>
      <draw:frame presentation:style-name="Mpr16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16.719cm" svg:height="16.066cm" svg:x="1.95cm" svg:y="7.481cm" presentation:class="outline" presentation:placeholder="true">
        <draw:text-box/>
      </draw:frame>
      <draw:frame presentation:style-name="Mpr1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8.999cm" svg:height="5.69cm" svg:x="1.021cm" svg:y="1.091cm">
        <draw:image xlink:href="Pictures/10000201000003E0000000F50A9006F33E9A0116.png" xlink:type="simple" xlink:show="embed" xlink:actuate="onLoad">
          <text:p/>
        </draw:image>
      </draw:frame>
      <draw:frame presentation:style-name="Mpr20" draw:layer="backgroundobjects" svg:width="16.421cm" svg:height="2.902cm" svg:x="3.646cm" svg:y="5.027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18.999cm" svg:height="6.454cm" svg:x="1.001cm" svg:y="1.027cm">
        <draw:image xlink:href="Pictures/10000201000003E0000001A1F9FB3E545136C337.png" xlink:type="simple" xlink:show="embed" xlink:actuate="onLoad">
          <text:p/>
        </draw:image>
      </draw:frame>
      <draw:frame presentation:style-name="Mpr23" draw:layer="backgroundobjects" svg:width="17.236cm" svg:height="7.65cm" svg:x="1.95cm" svg:y="0.265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Question03_20_h1-outline1" draw:layer="backgroundobjects" svg:width="16.719cm" svg:height="16.066cm" svg:x="1.95cm" svg:y="7.481cm" presentation:class="outline" presentation:placeholder="true">
        <draw:text-box/>
      </draw:frame>
      <draw:frame presentation:style-name="Mpr2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outline1" draw:layer="backgroundobjects" svg:width="16.719cm" svg:height="16.066cm" svg:x="1.95cm" svg:y="7.481cm" presentation:class="outline" presentation:placeholder="true">
        <draw:text-box/>
      </draw:frame>
      <draw:frame presentation:style-name="Mpr27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27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27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8.675cm" svg:height="6.314cm" svg:x="1.02cm" svg:y="7.486cm">
        <draw:image xlink:href="Pictures/10000201000003CF00000108A523A0C76F83A53C.png" xlink:type="simple" xlink:show="embed" xlink:actuate="onLoad">
          <text:p/>
        </draw:image>
      </draw:frame>
      <draw:frame presentation:style-name="Mpr28" draw:layer="backgroundobjects" svg:width="15.743cm" svg:height="4.624cm" svg:x="1.95cm" svg:y="9.289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16.719cm" svg:height="16.066cm" svg:x="1.95cm" svg:y="7.481cm" presentation:class="outline" presentation:placeholder="true">
        <draw:text-box/>
      </draw:frame>
      <draw:frame presentation:style-name="Mpr31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1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8.673cm" svg:height="2.568cm" svg:x="1.028cm" svg:y="2.132cm">
        <draw:image xlink:href="Pictures/10000201000003CF000000685E2C405C29407F35.png" xlink:type="simple" xlink:show="embed" xlink:actuate="onLoad">
          <text:p/>
        </draw:image>
      </draw:frame>
      <draw:frame presentation:style-name="Mpr32" draw:layer="backgroundobjects" svg:width="16.014cm" svg:height="4.624cm" svg:x="1.95cm" svg:y="2.003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16.719cm" svg:height="16.066cm" svg:x="1.95cm" svg:y="7.481cm" presentation:class="outline" presentation:placeholder="true">
        <draw:text-box/>
      </draw:frame>
      <draw:frame presentation:style-name="Mpr35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5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8.673cm" svg:height="5.426cm" svg:x="1.339cm" svg:y="7.386cm">
        <draw:image xlink:href="Pictures/10000201000003CF00000107AF509835D2A2DA3F.png" xlink:type="simple" xlink:show="embed" xlink:actuate="onLoad">
          <text:p/>
        </draw:image>
      </draw:frame>
      <draw:frame presentation:style-name="Mpr36" draw:layer="backgroundobjects" svg:width="16.149cm" svg:height="4.624cm" svg:x="3.578cm" svg:y="8.688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16.719cm" svg:height="16.066cm" svg:x="1.95cm" svg:y="7.481cm" presentation:class="outline" presentation:placeholder="true">
        <draw:text-box/>
      </draw:frame>
      <draw:frame presentation:style-name="Mpr39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39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39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8.675cm" svg:height="2.399cm" svg:x="1.324cm" svg:y="1.501cm">
        <draw:image xlink:href="Pictures/10000201000003CF00000069957FA12BE19D2FBE.png" xlink:type="simple" xlink:show="embed" xlink:actuate="onLoad">
          <text:p/>
        </draw:image>
      </draw:frame>
      <draw:frame presentation:style-name="Mpr40" draw:layer="backgroundobjects" svg:width="16.557cm" svg:height="4.624cm" svg:x="3.103cm" svg:y="1.246cm" presentation:class="title">
        <draw:text-box>
          <text:p><text:span text:style-name="MT4">タイトルテキストの書式を編集するにはクリックします。</text:span></text:p>
        </draw:text-box>
      </draw:frame>
      <presentation:notes style:page-layout-name="PM0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draw:style-name="Mgr3" draw:text-style-name="MP5" draw:layer="backgroundobjects" svg:width="18.999cm" svg:height="8.4cm" svg:x="1.001cm" svg:y="1cm">
        <draw:image xlink:href="Pictures/10000201000003E0000001A124A82607980BC2CB.png" xlink:type="simple" xlink:show="embed" xlink:actuate="onLoad">
          <text:p/>
        </draw:image>
      </draw:frame>
      <draw:frame presentation:style-name="Mpr43" draw:layer="backgroundobjects" svg:width="17.099cm" svg:height="4.624cm" svg:x="1.95cm" svg:y="3.561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標準_20_5-outline1" draw:layer="backgroundobjects" svg:width="16.719cm" svg:height="16.066cm" svg:x="1.95cm" svg:y="12.607cm" presentation:class="outline" presentation:placeholder="true">
        <draw:text-box/>
      </draw:frame>
      <draw:frame presentation:style-name="Mpr44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4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標準_20_5-title" draw:layer="backgroundobjects" svg:width="0.001cm" svg:height="0.001cm" svg:x="0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18.999cm" svg:height="2.8cm" svg:x="1.001cm" svg:y="1cm">
        <draw:image xlink:href="Pictures/10000201000003E000000073AAFB5E8544EB8A65.png" xlink:type="simple" xlink:show="embed" xlink:actuate="onLoad">
          <text:p/>
        </draw:image>
      </draw:frame>
      <draw:frame presentation:style-name="Mpr47" draw:layer="backgroundobjects" svg:width="16.421cm" svg:height="4.624cm" svg:x="1.95cm" svg:y="1.004cm" presentation:class="title">
        <draw:text-box>
          <text:p><text:span text:style-name="MT4">タイトルテキストの書式を編集するにはクリックします。</text:span></text:p>
        </draw:text-box>
      </draw:frame>
      <draw:frame presentation:style-name="標準_20_6-outline1" draw:layer="backgroundobjects" svg:width="16.719cm" svg:height="16.066cm" svg:x="1.95cm" svg:y="7.481cm" presentation:class="outline" presentation:placeholder="true">
        <draw:text-box/>
      </draw:frame>
      <draw:frame presentation:style-name="Mpr48" draw:text-style-name="MP2" draw:layer="backgroundobjects" svg:width="4.426cm" svg:height="1.91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8" draw:layer="backgroundobjects" svg:width="6.022cm" svg:height="1.91cm" svg:x="7.498cm" svg:y="26.234cm" presentation:class="footer">
        <draw:text-box>
          <text:p text:style-name="MP7"><text:span text:style-name="MT1"><presentation:footer/></text:span></text:p>
        </draw:text-box>
      </draw:frame>
      <draw:frame presentation:style-name="Mpr48" draw:text-style-name="MP4" draw:layer="backgroundobjects" svg:width="4.426cm" svg:height="1.91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7-02-24T22:59:51.774349000</dc:date>
    <meta:editing-duration>P1DT23H13M40S</meta:editing-duration>
    <meta:editing-cycles>345</meta:editing-cycles>
    <meta:generator>LibreOffice/4.4.6.3$MacOSX_X86_64 LibreOffice_project/e8938fd3328e95dcf59dd64e7facd2c7d67c704d</meta:generator>
    <meta:document-statistic meta:object-count="183"/>
  </office:meta>
</office:document-meta>
</file>